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0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</table:table-row>
        <table:table-row table:style-name="ro1"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/00/0000</text:date>, <text:time style:data-style-name="N2" text:time-value="22:29:25.5655906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9-19T22:30:29.819808697</dc:date>
    <meta:editing-duration>PT2H5M18S</meta:editing-duration>
    <meta:editing-cycles>36</meta:editing-cycles>
    <meta:generator>LibreOffice/7.2.5.2$MacOSX_X86_64 LibreOffice_project/499f9727c189e6ef3471021d6132d4c694f357e5</meta:generator>
    <meta:document-statistic meta:table-count="1" meta:cell-count="320" meta:object-count="0"/>
  </office:meta>
</office:document-meta>
</file>